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5" style:family="graphic" style:parent-style-name="standard">
      <style:graphic-properties draw:stroke="none" draw:fill="none" fo:min-height="0.47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color="#ff3333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.7cm" svg:height="16.3cm" svg:x="2.5cm" svg:y="1.7cm">
          <text:p/>
        </draw:rect>
        <draw:frame draw:style-name="gr2" draw:layer="layout" svg:width="0.502cm" svg:height="0.963cm" svg:x="25.7cm" svg:y="10.4cm">
          <draw:text-box>
            <text:p/>
          </draw:text-box>
        </draw:frame>
        <draw:frame draw:style-name="gr3" draw:layer="layout" svg:width="0.1cm" svg:height="0.963cm" svg:x="26.6cm" svg:y="16.1cm">
          <draw:text-box>
            <text:p/>
          </draw:text-box>
        </draw:frame>
        <draw:frame draw:style-name="gr4" draw:text-style-name="P2" draw:layer="layout" svg:width="17.095cm" svg:height="0.983cm" svg:x="2.8cm" svg:y="1.7cm">
          <draw:text-box>
            <text:p><text:span text:style-name="T1">Informationen über die richtigen Schriftgrößen</text:span></text:p>
          </draw:text-box>
        </draw:frame>
        <draw:frame draw:style-name="gr5" draw:text-style-name="P3" draw:layer="layout" svg:width="15.628cm" svg:height="0.726cm" svg:x="2.6cm" svg:y="3.274cm">
          <draw:text-box>
            <text:p text:style-name="P3"><text:span text:style-name="T2">https://www.learnui.design/blog/mobile-desktop-website-font-size-guidelines.html</text:span></text:p>
          </draw:text-box>
        </draw:frame>
        <draw:rect draw:style-name="gr1" draw:text-style-name="P3" draw:layer="layout" svg:width="14.6cm" svg:height="5.9cm" svg:x="3.4cm" svg:y="5.5cm">
          <text:p text:style-name="P3">Max 2 verschiedenen schriftarten</text:p>
          <text:p text:style-name="P3"/>
          <text:p text:style-name="P3">3-4 Schriftgröße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4T12:43:38.32</meta:creation-date>
    <dc:date>2025-08-24T13:03:56.33</dc:date>
    <dc:creator>Emine Leanza</dc:creator>
    <meta:editing-duration>PT20M18S</meta:editing-duration>
    <meta:editing-cycles>1</meta:editing-cycles>
    <meta:document-statistic meta:object-count="6"/>
    <meta:generator>OpenOffice/4.1.15$Win32 OpenOffice.org_project/4115m2$Build-9813</meta:generator>
  </office:meta>
</office:document-meta>
</file>